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27D608F7CEA6A84B1D.png" manifest:media-type="image/png"/>
  <manifest:file-entry manifest:full-path="Pictures/1000000000000500000002C9A04A14387AEC1CC3.jpg" manifest:media-type="image/jpeg"/>
  <manifest:file-entry manifest:full-path="Pictures/10000201000001DD000001DD360C11BA418ED58A.png" manifest:media-type="image/png"/>
  <manifest:file-entry manifest:full-path="Pictures/100000000000012C000001AC3EF8B1BCCF5EE2C4.jpg" manifest:media-type="image/jpeg"/>
  <manifest:file-entry manifest:full-path="Pictures/1000000000000375000001F48A31DAC94362EF8F.jpg" manifest:media-type="image/jpeg"/>
  <manifest:file-entry manifest:full-path="Pictures/10000000000001C2000001C2058F8D2C9E827B5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21cm, 11.938cm, 3.557cm, 8.93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3.365cm, 2.434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1cm, 0.923cm, 2.151cm, 28.6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64cm" svg:height="7.864cm" draw:transform="skewX (-0.000174532925199432) rotate (-0.00261799387799158) translate (6.37cm 0cm)">
          <draw:image xlink:href="Pictures/10000000000001C2000001C2058F8D2C9E827B57.jpg" xlink:type="simple" xlink:show="embed" xlink:actuate="onLoad" loext:mime-type="image/jpeg">
            <text:p/>
          </draw:image>
        </draw:frame>
        <draw:frame draw:style-name="gr2" draw:text-style-name="P1" draw:layer="layout" svg:width="3.555cm" svg:height="8.89cm" svg:x="14.733cm" svg:y="0.762cm">
          <draw:image xlink:href="Pictures/1000000000000375000001F48A31DAC94362EF8F.jpg" xlink:type="simple" xlink:show="embed" xlink:actuate="onLoad" loext:mime-type="image/jpeg">
            <text:p/>
          </draw:image>
        </draw:frame>
        <draw:frame draw:style-name="gr3" draw:text-style-name="P1" draw:layer="layout" svg:width="3.302cm" svg:height="9.007cm" svg:x="19.558cm" svg:y="0.645cm">
          <draw:image xlink:href="Pictures/100000000000012C000001AC3EF8B1BCCF5EE2C4.jpg" xlink:type="simple" xlink:show="embed" xlink:actuate="onLoad" loext:mime-type="image/jpeg">
            <text:p/>
          </draw:image>
        </draw:frame>
        <draw:frame draw:style-name="gr1" draw:text-style-name="P1" draw:layer="layout" svg:width="6.35cm" svg:height="6.35cm" svg:x="0.254cm" svg:y="0.508cm">
          <draw:image xlink:href="Pictures/10000201000001DD000001DD360C11BA418ED58A.png" xlink:type="simple" xlink:show="embed" xlink:actuate="onLoad" loext:mime-type="image/png">
            <text:p/>
          </draw:image>
        </draw:frame>
        <draw:frame draw:style-name="gr4" draw:text-style-name="P1" draw:layer="layout" svg:width="3.059cm" svg:height="9.398cm" svg:x="24.119cm" svg:y="0.508cm">
          <draw:image xlink:href="Pictures/1000000000000500000002C9A04A14387AEC1CC3.jpg" xlink:type="simple" xlink:show="embed" xlink:actuate="onLoad" loext:mime-type="image/jpeg">
            <text:p/>
          </draw:image>
        </draw:frame>
        <draw:frame draw:style-name="gr5" draw:text-style-name="P2" draw:layer="layout" svg:width="7.394cm" svg:height="8.128cm" svg:x="2.004cm" svg:y="7.62cm">
          <draw:image xlink:href="Pictures/10000201000004B000000527D608F7CEA6A84B1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6:42:28.205299510</meta:creation-date>
    <dc:date>2021-12-02T17:40:55.329307324</dc:date>
    <meta:editing-duration>PT36M59S</meta:editing-duration>
    <meta:editing-cycles>2</meta:editing-cycles>
    <meta:generator>LibreOffice/6.4.7.2$Linux_X86_64 LibreOffice_project/40$Build-2</meta:generator>
    <meta:document-statistic meta:object-count="29"/>
  </office:meta>
</office:document-meta>
</file>